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200000002000309F1C.png" manifest:media-type="image/png"/>
  <manifest:file-entry manifest:full-path="Pictures/2000000200000240000001B06EFCD720.eps" manifest:media-type=""/>
  <manifest:file-entry manifest:full-path="Pictures/2000033000004F1D00003B5632A7651E.wmf" manifest:media-type=""/>
  <manifest:file-entry manifest:full-path="Pictures/20000002000002150000009F9792E51A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statusbar/" manifest:media-type=""/>
  <manifest:file-entry manifest:full-path="Object 21/Configurations2/accelerator/current.xml" manifest:media-type=""/>
  <manifest:file-entry manifest:full-path="Object 21/Configurations2/accelerator/" manifest:media-type=""/>
  <manifest:file-entry manifest:full-path="Object 21/Configurations2/floater/" manifest:media-type=""/>
  <manifest:file-entry manifest:full-path="Object 21/Configurations2/popupmenu/" manifest:media-type=""/>
  <manifest:file-entry manifest:full-path="Object 21/Configurations2/progressbar/" manifest:media-type=""/>
  <manifest:file-entry manifest:full-path="Object 21/Configurations2/toolpanel/" manifest:media-type=""/>
  <manifest:file-entry manifest:full-path="Object 21/Configurations2/menubar/" manifest:media-type=""/>
  <manifest:file-entry manifest:full-path="Object 21/Configurations2/toolbar/" manifest:media-type=""/>
  <manifest:file-entry manifest:full-path="Object 21/Configurations2/images/Bitmaps/" manifest:media-type=""/>
  <manifest:file-entry manifest:full-path="Object 21/Configurations2/images/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statusbar/" manifest:media-type=""/>
  <manifest:file-entry manifest:full-path="Object 22/Configurations2/accelerator/current.xml" manifest:media-type=""/>
  <manifest:file-entry manifest:full-path="Object 22/Configurations2/accelerator/" manifest:media-type=""/>
  <manifest:file-entry manifest:full-path="Object 22/Configurations2/floater/" manifest:media-type=""/>
  <manifest:file-entry manifest:full-path="Object 22/Configurations2/popupmenu/" manifest:media-type=""/>
  <manifest:file-entry manifest:full-path="Object 22/Configurations2/progressbar/" manifest:media-type=""/>
  <manifest:file-entry manifest:full-path="Object 22/Configurations2/toolpanel/" manifest:media-type=""/>
  <manifest:file-entry manifest:full-path="Object 22/Configurations2/menubar/" manifest:media-type=""/>
  <manifest:file-entry manifest:full-path="Object 22/Configurations2/toolbar/" manifest:media-type=""/>
  <manifest:file-entry manifest:full-path="Object 22/Configurations2/images/Bitmaps/" manifest:media-type=""/>
  <manifest:file-entry manifest:full-path="Object 22/Configurations2/images/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statusbar/" manifest:media-type=""/>
  <manifest:file-entry manifest:full-path="Object 23/Configurations2/accelerator/current.xml" manifest:media-type=""/>
  <manifest:file-entry manifest:full-path="Object 23/Configurations2/accelerator/" manifest:media-type=""/>
  <manifest:file-entry manifest:full-path="Object 23/Configurations2/floater/" manifest:media-type=""/>
  <manifest:file-entry manifest:full-path="Object 23/Configurations2/popupmenu/" manifest:media-type=""/>
  <manifest:file-entry manifest:full-path="Object 23/Configurations2/progressbar/" manifest:media-type=""/>
  <manifest:file-entry manifest:full-path="Object 23/Configurations2/toolpanel/" manifest:media-type=""/>
  <manifest:file-entry manifest:full-path="Object 23/Configurations2/menubar/" manifest:media-type=""/>
  <manifest:file-entry manifest:full-path="Object 23/Configurations2/toolbar/" manifest:media-type=""/>
  <manifest:file-entry manifest:full-path="Object 23/Configurations2/images/Bitmaps/" manifest:media-type=""/>
  <manifest:file-entry manifest:full-path="Object 23/Configurations2/images/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statusbar/" manifest:media-type=""/>
  <manifest:file-entry manifest:full-path="Object 24/Configurations2/accelerator/current.xml" manifest:media-type=""/>
  <manifest:file-entry manifest:full-path="Object 24/Configurations2/accelerator/" manifest:media-type=""/>
  <manifest:file-entry manifest:full-path="Object 24/Configurations2/floater/" manifest:media-type=""/>
  <manifest:file-entry manifest:full-path="Object 24/Configurations2/popupmenu/" manifest:media-type=""/>
  <manifest:file-entry manifest:full-path="Object 24/Configurations2/progressbar/" manifest:media-type=""/>
  <manifest:file-entry manifest:full-path="Object 24/Configurations2/toolpanel/" manifest:media-type=""/>
  <manifest:file-entry manifest:full-path="Object 24/Configurations2/menubar/" manifest:media-type=""/>
  <manifest:file-entry manifest:full-path="Object 24/Configurations2/toolbar/" manifest:media-type=""/>
  <manifest:file-entry manifest:full-path="Object 24/Configurations2/images/Bitmaps/" manifest:media-type=""/>
  <manifest:file-entry manifest:full-path="Object 24/Configurations2/images/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statusbar/" manifest:media-type=""/>
  <manifest:file-entry manifest:full-path="Object 25/Configurations2/accelerator/current.xml" manifest:media-type=""/>
  <manifest:file-entry manifest:full-path="Object 25/Configurations2/accelerator/" manifest:media-type=""/>
  <manifest:file-entry manifest:full-path="Object 25/Configurations2/floater/" manifest:media-type=""/>
  <manifest:file-entry manifest:full-path="Object 25/Configurations2/popupmenu/" manifest:media-type=""/>
  <manifest:file-entry manifest:full-path="Object 25/Configurations2/progressbar/" manifest:media-type=""/>
  <manifest:file-entry manifest:full-path="Object 25/Configurations2/toolpanel/" manifest:media-type=""/>
  <manifest:file-entry manifest:full-path="Object 25/Configurations2/menubar/" manifest:media-type=""/>
  <manifest:file-entry manifest:full-path="Object 25/Configurations2/toolbar/" manifest:media-type=""/>
  <manifest:file-entry manifest:full-path="Object 25/Configurations2/images/Bitmaps/" manifest:media-type=""/>
  <manifest:file-entry manifest:full-path="Object 25/Configurations2/images/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statusbar/" manifest:media-type=""/>
  <manifest:file-entry manifest:full-path="Object 26/Configurations2/accelerator/current.xml" manifest:media-type=""/>
  <manifest:file-entry manifest:full-path="Object 26/Configurations2/accelerator/" manifest:media-type=""/>
  <manifest:file-entry manifest:full-path="Object 26/Configurations2/floater/" manifest:media-type=""/>
  <manifest:file-entry manifest:full-path="Object 26/Configurations2/popupmenu/" manifest:media-type=""/>
  <manifest:file-entry manifest:full-path="Object 26/Configurations2/progressbar/" manifest:media-type=""/>
  <manifest:file-entry manifest:full-path="Object 26/Configurations2/toolpanel/" manifest:media-type=""/>
  <manifest:file-entry manifest:full-path="Object 26/Configurations2/menubar/" manifest:media-type=""/>
  <manifest:file-entry manifest:full-path="Object 26/Configurations2/toolbar/" manifest:media-type=""/>
  <manifest:file-entry manifest:full-path="Object 26/Configurations2/images/Bitmaps/" manifest:media-type=""/>
  <manifest:file-entry manifest:full-path="Object 26/Configurations2/images/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471cm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solid"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7.788cm" svg:height="5.841cm" svg:x="0.563cm" svg:y="0.358cm">
          <draw:image xlink:href="Pictures/2000033000004F1D00003B5632A7651E.wmf" xlink:type="simple" xlink:show="embed" xlink:actuate="onLoad">
            <text:p/>
          </draw:image>
          <draw:glue-point draw:id="4" svg:x="0.93cm" svg:y="-2.576cm"/>
          <draw:glue-point draw:id="5" svg:x="1.43cm" svg:y="-2.549cm"/>
          <draw:glue-point draw:id="6" svg:x="0.67cm" svg:y="-3.008cm"/>
          <draw:glue-point draw:id="7" svg:x="0.684cm" svg:y="-3.458cm"/>
          <draw:glue-point draw:id="8" svg:x="-1.676cm" svg:y="-2.576cm"/>
          <draw:glue-point draw:id="9" svg:x="-0.986cm" svg:y="-2.549cm"/>
          <draw:glue-point draw:id="10" svg:x="-2.367cm" svg:y="-2.679cm"/>
          <draw:glue-point draw:id="11" svg:x="-2.367cm" svg:y="-4.098cm"/>
          <draw:glue-point draw:id="12" svg:x="0.959cm" svg:y="3.795cm"/>
          <draw:glue-point draw:id="13" svg:x="1.519cm" svg:y="3.819cm"/>
          <draw:glue-point draw:id="14" svg:x="0.661cm" svg:y="2.352cm"/>
          <draw:glue-point draw:id="15" svg:x="0.642cm" svg:y="0.708cm"/>
        </draw:frame>
        <draw:frame draw:style-name="gr2" draw:text-style-name="P2" draw:layer="layout" svg:width="0.971cm" svg:height="0.911cm" svg:x="7.05cm" svg:y="2.582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335cm" svg:height="0.911cm" svg:x="0.81cm" svg:y="2.61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2" draw:text-style-name="P2" draw:layer="layout" svg:width="1.224cm" svg:height="0.911cm" svg:x="6.923cm" svg:y="3.934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3" draw:layer="layout" svg:width="0.324cm" svg:height="0.469cm" svg:x="7.606cm" svg:y="1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953cm" svg:height="0.508cm" svg:x="4.778cm" svg:y="0.3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425cm" svg:height="0.469cm" svg:x="4.098cm" svg:y="1.5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.067cm" svg:height="0.508cm" svg:x="2.415cm" svg:y="0.26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324cm" svg:height="0.469cm" svg:x="7.591cm" svg:y="5.27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layer="layout" svg:width="0.974cm" svg:height="0.508cm" svg:x="4.713cm" svg:y="3.033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xml:id="id1" draw:id="id1" draw:layer="layout" svg:width="0.441cm" svg:height="0.444cm" svg:x="5.106cm" svg:y="2.17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xml:id="id3" draw:id="id3" draw:layer="layout" svg:width="0.437cm" svg:height="0.444cm" svg:x="5.701cm" svg:y="2.17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4" draw:text-style-name="P3" draw:layer="layout" draw:type="curve" draw:line-skew="2.14cm" svg:x1="5.326cm" svg:y1="2.175cm" svg:x2="5.181cm" svg:y2="1.774cm" draw:start-shape="id1" draw:start-glue-point="0" draw:end-shape="id2" draw:end-glue-point="4" svg:d="m5326 2175c0-265-145-65-145-401">
          <text:p/>
        </draw:connector>
        <draw:connector draw:style-name="gr4" draw:text-style-name="P3" draw:layer="layout" draw:type="curve" draw:line-skew="2.109cm" svg:x1="5.919cm" svg:y1="2.175cm" svg:x2="5.57cm" svg:y2="1.79cm" draw:start-shape="id3" draw:start-glue-point="0" draw:end-shape="id2" draw:end-glue-point="5" svg:d="m5919 2175c0-312-349-120-349-385">
          <text:p/>
        </draw:connector>
        <draw:frame draw:style-name="gr3" xml:id="id4" draw:id="id4" draw:layer="layout" svg:width="0.512cm" svg:height="0.444cm" svg:x="4.034cm" svg:y="0.95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xml:id="id5" draw:id="id5" draw:layer="layout" svg:width="0.514cm" svg:height="0.444cm" svg:x="4.018cm" svg:y="0.543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4" draw:text-style-name="P3" draw:layer="layout" draw:type="curve" svg:x1="4.546cm" svg:y1="1.172cm" svg:x2="4.978cm" svg:y2="1.522cm" draw:start-shape="id4" draw:start-glue-point="1" draw:end-shape="id2" draw:end-glue-point="6" svg:d="m4546 1172c72 0 60 123 150 171s282 22 282 179">
          <text:p/>
        </draw:connector>
        <draw:connector draw:style-name="gr4" draw:text-style-name="P3" draw:layer="layout" draw:type="curve" svg:x1="4.532cm" svg:y1="0.765cm" svg:x2="4.989cm" svg:y2="1.259cm" draw:start-shape="id5" draw:start-glue-point="1" draw:end-shape="id2" draw:end-glue-point="7" svg:d="m4532 765c373 0 311 217 332 318s125 85 125 176">
          <text:p/>
        </draw:connector>
        <draw:frame draw:style-name="gr3" xml:id="id6" draw:id="id6" draw:layer="layout" svg:width="0.512cm" svg:height="0.444cm" svg:x="3.189cm" svg:y="2.256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xml:id="id7" draw:id="id7" draw:layer="layout" svg:width="0.514cm" svg:height="0.444cm" svg:x="3.926cm" svg:y="2.316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4" draw:text-style-name="P3" draw:layer="layout" draw:type="curve" draw:line-skew="2.136cm" svg:x1="3.445cm" svg:y1="2.256cm" svg:x2="3.152cm" svg:y2="1.774cm" draw:start-shape="id6" draw:start-glue-point="0" draw:end-shape="id2" draw:end-glue-point="8" svg:d="m3445 2256c0-393-293-152-293-482">
          <text:p/>
        </draw:connector>
        <draw:connector draw:style-name="gr4" draw:text-style-name="P3" draw:layer="layout" draw:type="curve" draw:line-skew="2.171cm" svg:x1="4.183cm" svg:y1="2.316cm" svg:x2="3.69cm" svg:y2="1.79cm" draw:start-shape="id7" draw:start-glue-point="0" draw:end-shape="id2" draw:end-glue-point="9" svg:d="m4183 2316c0-430-493-168-493-526">
          <text:p/>
        </draw:connector>
        <draw:frame draw:style-name="gr3" xml:id="id8" draw:id="id8" draw:layer="layout" svg:width="0.529cm" svg:height="0.444cm" svg:x="1.591cm" svg:y="1.05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xml:id="id9" draw:id="id9" draw:layer="layout" svg:width="0.529cm" svg:height="0.444cm" svg:x="1.542cm" svg:y="0.487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onnector draw:style-name="gr4" draw:text-style-name="P3" draw:layer="layout" draw:type="curve" svg:x1="2.12cm" svg:y1="1.275cm" svg:x2="2.614cm" svg:y2="1.714cm" draw:start-shape="id8" draw:start-glue-point="1" draw:end-shape="id2" draw:end-glue-point="10" svg:d="m2120 1275c166 0 138 175 220 251s274 53 274 188">
          <text:p/>
        </draw:connector>
        <draw:connector draw:style-name="gr4" draw:text-style-name="P3" draw:layer="layout" draw:type="curve" svg:x1="2.071cm" svg:y1="0.709cm" svg:x2="2.614cm" svg:y2="0.885cm" draw:start-shape="id9" draw:start-glue-point="1" draw:end-shape="id2" draw:end-glue-point="11" svg:d="m2071 709c229 0 191 93 269 140s274 49 274 36">
          <text:p/>
        </draw:connector>
        <draw:frame draw:style-name="gr3" xml:id="id10" draw:id="id10" draw:layer="layout" svg:width="0.441cm" svg:height="0.444cm" svg:x="4.249cm" svg:y="5.794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" xml:id="id11" draw:id="id11" draw:layer="layout" svg:width="0.437cm" svg:height="0.444cm" svg:x="5.964cm" svg:y="5.809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" draw:layer="layout" svg:width="0.529cm" svg:height="0.444cm" svg:x="4.354cm" svg:y="5.066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3" xml:id="id12" draw:id="id12" draw:layer="layout" svg:width="0.529cm" svg:height="0.444cm" svg:x="3.971cm" svg:y="3.845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onnector draw:style-name="gr4" draw:text-style-name="P3" draw:layer="layout" draw:type="curve" svg:x1="4.69cm" svg:y1="6.016cm" svg:x2="5.203cm" svg:y2="5.494cm" draw:start-shape="id10" draw:start-glue-point="1" draw:end-shape="id2" draw:end-glue-point="12" svg:d="m4690 6016c285 0 237-87 294-87s219 88 219-435">
          <text:p/>
        </draw:connector>
        <draw:connector draw:style-name="gr4" draw:text-style-name="P3" draw:layer="layout" draw:type="curve" svg:x1="5.964cm" svg:y1="6.031cm" svg:x2="5.639cm" svg:y2="5.508cm" draw:start-shape="id11" draw:start-glue-point="3" draw:end-shape="id2" draw:end-glue-point="13" svg:d="m5964 6031c-111 0-92-130-146-163s-179 34-179-360">
          <text:p/>
        </draw:connector>
        <draw:connector draw:style-name="gr4" draw:text-style-name="P3" draw:layer="layout" draw:type="curve" svg:x1="4.5cm" svg:y1="4.067cm" svg:x2="4.956cm" svg:y2="3.691cm" draw:start-shape="id12" draw:start-glue-point="1" draw:end-shape="id2" draw:end-glue-point="15" svg:d="m4500 4067c310 0 258-163 295-238s161-62 161-138">
          <text:p/>
        </draw:connector>
        <draw:line draw:style-name="gr5" draw:text-style-name="P3" draw:layer="layout" svg:x1="5.574cm" svg:y1="1.767cm" svg:x2="5.574cm" svg:y2="1.306cm">
          <text:p/>
        </draw:line>
        <draw:line draw:style-name="gr5" draw:text-style-name="P3" draw:layer="layout" svg:x1="5cm" svg:y1="1.279cm" svg:x2="5.577cm" svg:y2="1.279cm">
          <text:p/>
        </draw:line>
        <draw:line draw:style-name="gr5" draw:text-style-name="P3" draw:layer="layout" svg:x1="3.679cm" svg:y1="1.769cm" svg:x2="3.679cm" svg:y2="0.863cm">
          <text:p/>
        </draw:line>
        <draw:line draw:style-name="gr5" draw:text-style-name="P3" draw:layer="layout" svg:x1="2.64cm" svg:y1="0.879cm" svg:x2="3.678cm" svg:y2="0.879cm">
          <text:p/>
        </draw:line>
      </draw:page>
      <draw:page draw:name="page2" draw:style-name="dp1" draw:master-page-name="Default">
        <draw:frame draw:style-name="gr1" draw:text-style-name="P1" draw:layer="layout" svg:width="8.331cm" svg:height="2.499cm" svg:x="0.256cm" svg:y="0.653cm">
          <draw:image xlink:href="Pictures/20000002000002150000009F9792E51A.eps" xlink:type="simple" xlink:show="embed" xlink:actuate="onLoad">
            <text:p/>
          </draw:image>
        </draw:frame>
        <draw:frame draw:style-name="gr1" draw:text-style-name="P1" draw:layer="layout" svg:width="4.724cm" svg:height="2.301cm" svg:x="0.319cm" svg:y="0.559cm">
          <draw:image xlink:href="Pictures/2000000200000240000001B06EFCD720.eps" xlink:type="simple" xlink:show="embed" xlink:actuate="onLoad">
            <text:p/>
          </draw:image>
        </draw:frame>
        <draw:frame draw:style-name="gr3" draw:layer="layout" svg:width="0.408cm" svg:height="0.355cm" svg:x="7.873cm" svg:y="1.66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424cm" svg:height="0.356cm" svg:x="4.926cm" svg:y="1.71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0.468cm" svg:height="0.47cm" svg:x="7.831cm" svg:y="1.197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0.538cm" svg:height="0.47cm" svg:x="7.817cm" svg:y="2.10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layer="layout" svg:width="0.424cm" svg:height="0.356cm" svg:x="0.463cm" svg:y="1.41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0.408cm" svg:height="0.355cm" svg:x="1.601cm" svg:y="0.78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0.413cm" svg:height="0.309cm" svg:x="6.706cm" svg:y="1.439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layer="layout" svg:width="0.401cm" svg:height="0.309cm" svg:x="7.295cm" svg:y="1.41cm">
          <draw:object xlink:href="./Object 16" xlink:type="simple" xlink:show="embed" xlink:actuate="onLoad"/>
          <draw:image xlink:href="./ObjectReplacements/Object 1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>t</mi>
    <annotation encoding="StarMath 5.0">t</annotation>
  </semantics>
</math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i>t</mi>
    <annotation encoding="StarMath 5.0">t</annotation>
  </semantics>
</math>
</file>

<file path=Object 12/content.xml><?xml version="1.0" encoding="utf-8"?>
<math xmlns="http://www.w3.org/1998/Math/MathML">
  <semantics>
    <mrow>
      <mi>y</mi>
      <mrow>
        <mo stretchy="false">(</mo>
        <mi>t</mi>
        <mo stretchy="false">)</mo>
      </mrow>
    </mrow>
    <annotation encoding="StarMath 5.0">y(t)</annotation>
  </semantics>
</math>
</file>

<file path=Object 13/content.xml><?xml version="1.0" encoding="utf-8"?>
<math xmlns="http://www.w3.org/1998/Math/MathML">
  <semantics>
    <msub>
      <mi>t</mi>
      <mn>1</mn>
    </msub>
    <annotation encoding="StarMath 5.0">t_1</annotation>
  </semantics>
</math>
</file>

<file path=Object 14/content.xml><?xml version="1.0" encoding="utf-8"?>
<math xmlns="http://www.w3.org/1998/Math/MathML">
  <semantics>
    <msub>
      <mi>t</mi>
      <mn>3</mn>
    </msub>
    <annotation encoding="StarMath 5.0">t_3</annotation>
  </semantics>
</math>
</file>

<file path=Object 15/content.xml><?xml version="1.0" encoding="utf-8"?>
<math xmlns="http://www.w3.org/1998/Math/MathML">
  <semantics>
    <mrow>
      <mi>C</mi>
    </mrow>
    <annotation encoding="StarMath 5.0">C</annotation>
  </semantics>
</math>
</file>

<file path=Object 16/content.xml><?xml version="1.0" encoding="utf-8"?>
<math xmlns="http://www.w3.org/1998/Math/MathML">
  <semantics>
    <mrow>
      <mi>R</mi>
    </mrow>
    <annotation encoding="StarMath 5.0">R</annotation>
  </semantics>
</math>
</file>

<file path=Object 17/content.xml><?xml version="1.0" encoding="utf-8"?>
<math xmlns="http://www.w3.org/1998/Math/MathML">
  <semantics>
    <msub>
      <mi>x</mi>
      <mn>1</mn>
    </msub>
    <annotation encoding="StarMath 5.0">x_1</annotation>
  </semantics>
</math>
</file>

<file path=Object 18/content.xml><?xml version="1.0" encoding="utf-8"?>
<math xmlns="http://www.w3.org/1998/Math/MathML">
  <semantics>
    <msub>
      <mi>x</mi>
      <mn>3</mn>
    </msub>
    <annotation encoding="StarMath 5.0">x_3</annotation>
  </semantics>
</math>
</file>

<file path=Object 19/content.xml><?xml version="1.0" encoding="utf-8"?>
<math xmlns="http://www.w3.org/1998/Math/MathML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>
  <semantics>
    <mrow>
      <mi>x</mi>
      <mrow>
        <mo stretchy="false">(</mo>
        <mi>t</mi>
        <mo stretchy="false">)</mo>
      </mrow>
    </mrow>
    <annotation encoding="StarMath 5.0">x(t)</annotation>
  </semantics>
</math>
</file>

<file path=Object 20/content.xml><?xml version="1.0" encoding="utf-8"?>
<math xmlns="http://www.w3.org/1998/Math/MathML">
  <semantics>
    <msub>
      <mi>x</mi>
      <mn>3</mn>
    </msub>
    <annotation encoding="StarMath 5.0">x_3</annotation>
  </semantics>
</math>
</file>

<file path=Object 21/content.xml><?xml version="1.0" encoding="utf-8"?>
<math xmlns="http://www.w3.org/1998/Math/MathML">
  <semantics>
    <msub>
      <mi>y</mi>
      <mn>1</mn>
    </msub>
    <annotation encoding="StarMath 5.0">y_1</annotation>
  </semantics>
</math>
</file>

<file path=Object 22/content.xml><?xml version="1.0" encoding="utf-8"?>
<math xmlns="http://www.w3.org/1998/Math/MathML">
  <semantics>
    <msub>
      <mi>y</mi>
      <mn>3</mn>
    </msub>
    <annotation encoding="StarMath 5.0">y_3</annotation>
  </semantics>
</math>
</file>

<file path=Object 23/content.xml><?xml version="1.0" encoding="utf-8"?>
<math xmlns="http://www.w3.org/1998/Math/MathML">
  <semantics>
    <msub>
      <mi>t</mi>
      <mn>1</mn>
    </msub>
    <annotation encoding="StarMath 5.0">t_1</annotation>
  </semantics>
</math>
</file>

<file path=Object 24/content.xml><?xml version="1.0" encoding="utf-8"?>
<math xmlns="http://www.w3.org/1998/Math/MathML">
  <semantics>
    <msub>
      <mi>t</mi>
      <mn>3</mn>
    </msub>
    <annotation encoding="StarMath 5.0">t_3</annotation>
  </semantics>
</math>
</file>

<file path=Object 25/content.xml><?xml version="1.0" encoding="utf-8"?>
<math xmlns="http://www.w3.org/1998/Math/MathML">
  <semantics>
    <msub>
      <mi>y</mi>
      <mn>1</mn>
    </msub>
    <annotation encoding="StarMath 5.0">y_1</annotation>
  </semantics>
</math>
</file>

<file path=Object 26/content.xml><?xml version="1.0" encoding="utf-8"?>
<math xmlns="http://www.w3.org/1998/Math/MathML">
  <semantics>
    <msub>
      <mi>y</mi>
      <mn>3</mn>
    </msub>
    <annotation encoding="StarMath 5.0">y_3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row>
      <mi>y</mi>
      <mrow>
        <mo stretchy="false">(</mo>
        <mi>x</mi>
        <mo stretchy="false">)</mo>
      </mrow>
    </mrow>
    <annotation encoding="StarMath 5.0">y(x)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